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</text:span><text:span text:style-name="T1">m </text:span><text:span text:style-name="T1">ch</text:span><text:span text:style-name="T1">art:</text:span></text:p>
          <text:p text:style-name="P1"><text:span text:style-name="T1">se</text:span><text:span text:style-name="T1">nzi</text:span><text:span text:style-name="T1">ng/</text:span><text:span text:style-name="T1">ib</text:span><text:span text:style-name="T1">m-</text:span><text:span text:style-name="T1">db</text:span><text:span text:style-name="T1">2e</text:span><text:span text:style-name="T1">xpr</text:span><text:span text:style-name="T1">es</text:span><text:span text:style-name="T1">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</text:span><text:span text:style-name="T1">ml </text:span><text:span text:style-name="T1">ch</text:span><text:span text:style-name="T1">art:</text:span></text:p>
          <text:p text:style-name="P1"><text:span text:style-name="T1">bit</text:span><text:span text:style-name="T1">na</text:span><text:span text:style-name="T1">mi/</text:span><text:span text:style-name="T1">kaf</text:span><text:span text:style-name="T1">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</text:span><text:span text:style-name="T1">m </text:span><text:span text:style-name="T1">ch</text:span><text:span text:style-name="T1">art:</text:span></text:p>
          <text:p text:style-name="P1"><text:span text:style-name="T1">se</text:span><text:span text:style-name="T1">nzi</text:span><text:span text:style-name="T1">ng/</text:span><text:span text:style-name="T1">se</text:span><text:span text:style-name="T1">nzi</text:span><text:span text:style-name="T1">ng-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</text:span><text:span text:style-name="T1">ck</text:span><text:span text:style-name="T1">er </text:span><text:span text:style-name="T1">co</text:span><text:span text:style-name="T1">nta</text:span><text:span text:style-name="T1">ine</text:span><text:span text:style-name="T1">r:</text:span><text:span text:style-name="T1"><text:line-break/></text:span><text:span text:style-name="T1">se</text:span><text:span text:style-name="T1">nzi</text:span><text:span text:style-name="T1">ng/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</text:span><text:span text:style-name="T1">addressable </text:span><text:span text:style-name="T1">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line draw:style-name="gr15" draw:text-style-name="P8" draw:layer="layout" svg:x1="6.361cm" svg:y1="10.27cm" svg:x2="9.255cm" svg:y2="10.271cm">
          <text:p/>
        </draw:line>
        <draw:custom-shape draw:style-name="gr8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31T22:44:29.292035167</dc:date>
    <meta:editing-duration>PT1H51M40S</meta:editing-duration>
    <meta:editing-cycles>29</meta:editing-cycles>
    <meta:generator>LibreOffice/6.0.7.3$Linux_X86_64 LibreOffice_project/00m0$Build-3</meta:generator>
    <meta:document-statistic meta:object-count="35"/>
  </office:meta>
</office:document-meta>
</file>